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draw:textarea-vertical-align="top" fo:min-height="5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style:paragraph-properties fo:text-align="end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>
      <loext:graphic-properties draw:fill-color="#ffffff"/>
      <style:paragraph-properties fo:text-align="end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Red de Libros</text:p>
          </draw:text-box>
        </draw:frame>
        <draw:frame presentation:style-name="pr2" draw:text-style-name="P2" draw:layer="layout" svg:width="26cm" svg:height="2.5cm" svg:x="1cm" svg:y="14.5cm" presentation:class="subtitle" presentation:user-transformed="true">
          <draw:text-box>
            <text:p text:style-name="P1">Proyecto final de </text:p>
            <text:p text:style-name="P1"><text:span text:style-name="T1">Desarrollo de Aplicaciones Multiplataforma</text:span></text:p>
          </draw:text-box>
        </draw:frame>
        <draw:frame presentation:style-name="pr2" draw:text-style-name="P4" draw:layer="layout" svg:width="26cm" svg:height="2.5cm" svg:x="1cm" svg:y="17.7cm">
          <draw:text-box>
            <text:p text:style-name="P3"><text:span text:style-name="T2">Jose Galán</text:span></text:p>
            <text:p text:style-name="P3"><text:span text:style-name="T2">Raúl Boix</text:span></text:p>
            <text:p text:style-name="P3"><text:span text:style-name="T3">IES Consuelo Arand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.8cm" svg:height="16.4cm" svg:x="0.6cm" svg:y="2.4cm" presentation:class="title" presentation:user-transformed="true">
          <draw:text-box>
            <text:p text:style-name="P6"><text:span text:style-name="T4">- ¿Que es “Red de Libros”?</text:span><text:span text:style-name="T4"><text:line-break/></text:span><text:span text:style-name="T4"><text:line-break/></text:span><text:span text:style-name="T4">- Objetivo de la aplicación.</text:span><text:span text:style-name="T4"><text:line-break/></text:span><text:span text:style-name="T4"><text:line-break/></text:span><text:span text:style-name="T4">- Solución propuesta.</text:span><text:span text:style-name="T4"><text:line-break/></text:span><text:span text:style-name="T4"><text:line-break/></text:span><text:span text:style-name="T4">- Herramientas y tecnologías usadas.</text:span><text:span text:style-name="T4"><text:line-break/></text:span><text:span text:style-name="T4"><text:line-break/></text:span><text:span text:style-name="T4">- Proceso de Desarrollo.</text:span><text:span text:style-name="T4"><text:line-break/></text:span><text:span text:style-name="T4"><text:line-break/></text:span><text:span text:style-name="T4">- Problemas y soluciones.</text:span><text:span text:style-name="T4"><text:line-break/></text:span><text:span text:style-name="T4"><text:line-break/></text:span><text:span text:style-name="T4">- Prueba de ejecución.</text:span><text:span text:style-name="T4"><text:line-break/></text:span><text:span text:style-name="T4"/></text:p>
          </draw:text-box>
        </draw:frame>
        <draw:frame presentation:style-name="pr4" draw:text-style-name="P7" draw:layer="layout" svg:width="28cm" svg:height="2cm" svg:x="0cm" svg:y="0.4cm" presentation:class="title" presentation:user-transformed="true">
          <draw:text-box>
            <text:p text:style-name="P7">Presentación<text:line-break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2:40:27.769000000</meta:creation-date>
    <meta:editing-duration>PT21M54S</meta:editing-duration>
    <meta:editing-cycles>5</meta:editing-cycles>
    <meta:generator>LibreOffice/6.4.4.2$Windows_X86_64 LibreOffice_project/3d775be2011f3886db32dfd395a6a6d1ca2630ff</meta:generator>
    <dc:title>Midnightblue</dc:title>
    <dc:date>2020-05-27T13:02:22.775000000</dc:date>
    <meta:document-statistic meta:object-count="64"/>
  </office:meta>
</office:document-meta>
</file>